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24" style:family="table-cell" style:parent-style-name="Default">
      <style:table-cell-properties style:rotation-align="non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658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5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3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4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5">
          <table:table-cell table:style-name="ce2"/>
          <table:table-cell table:style-name="ce13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office:value-type="string" calcext:value-type="string" table:number-columns-spanned="2" table:number-rows-spanned="1">
            <text:p>D0!</text:p>
          </table:table-cell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5" table:number-columns-spanned="2" table:number-rows-spanned="1"/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318"/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office:value-type="string" calcext:value-type="string" table:number-columns-spanned="2" table:number-rows-spanned="1">
            <text:p>R1</text:p>
          </table:table-cell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19"/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67" table:number-columns-spanned="2" table:number-rows-spanned="1"/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318"/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19"/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office:value-type="string" calcext:value-type="string" table:number-columns-spanned="2" table:number-rows-spanned="1">
            <text:p>D5!</text:p>
          </table:table-cell>
          <table:covered-table-cell table:style-name="ce287"/>
          <table:table-cell table:style-name="ce318"/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office:value-type="string" calcext:value-type="string" table:number-columns-spanned="2" table:number-rows-spanned="1">
            <text:p>R6</text:p>
          </table:table-cell>
          <table:covered-table-cell table:style-name="ce288"/>
          <table:table-cell table:style-name="ce319"/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2"/>
          <table:table-cell table:style-name="ce24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360" table:number-columns-spanned="2" table:number-rows-spanned="1"/>
          <table:covered-table-cell table:style-name="ce360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/text:p>
          </table:table-cell>
          <table: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repeated="26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t<text:span text:style-name="T3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Req<text:span text:style-name="T3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27"/>
        <table:table-column table:style-name="co6" table:default-cell-style-name="ce327"/>
        <table:table-column table:style-name="co7" table:default-cell-style-name="ce324"/>
        <table:table-column table:style-name="co8" table:default-cell-style-name="ce324"/>
        <table:table-column table:style-name="co7" table:default-cell-style-name="ce324"/>
        <table:table-column table:style-name="co6" table:default-cell-style-name="ce327"/>
        <table:table-column table:style-name="co7" table:default-cell-style-name="ce324"/>
        <table:table-column table:style-name="co6" table:default-cell-style-name="ce324"/>
        <table:table-column table:style-name="co7" table:default-cell-style-name="ce324"/>
        <table:table-column table:style-name="co6" table:default-cell-style-name="ce324"/>
        <table:table-column table:style-name="co4" table:number-columns-repeated="1014" table:default-cell-style-name="ce32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6" calcext:value-type="float">
            <text:p>6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20" calcext:value-type="float">
            <text:p>20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2" calcext:value-type="float">
            <text:p>12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4" calcext:value-type="float">
            <text:p>4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10" calcext:value-type="float">
            <text:p>10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2:26:10.5704691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30T12:27:13.604548133</dc:date>
    <meta:editing-cycles>32</meta:editing-cycles>
    <meta:editing-duration>PT2H7M42S</meta:editing-duration>
    <meta:generator>LibreOffice/5.3.1.2$Linux_X86_64 LibreOffice_project/30m0$Build-2</meta:generator>
    <meta:print-date>2017-05-07T12:53:58.279000000</meta:print-date>
    <meta:document-statistic meta:table-count="2" meta:cell-count="40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